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6309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ffffff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dash" draw:stroke-dash="Dashed_20__28_var_29_" svg:stroke-width="0.152cm" draw:marker-start="" draw:marker-start-width="0.279cm" draw:marker-end="" draw:marker-end-width="0.279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fill="solid" draw:fill-color="#c5000b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c90016" draw:textarea-vertical-align="middle" draw:auto-grow-height="false" fo:min-height="0.749cm" fo:min-width="0.499cm"/>
    </style:style>
    <style:style style:name="gr10" style:family="graphic" style:parent-style-name="standard">
      <style:graphic-properties svg:stroke-width="0.102cm" draw:marker-start-width="0.457cm" draw:marker-end-width="0.457cm" draw:fill="solid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ffffff" draw:fill="none" draw:fill-color="#ffffff" fo:min-height="1.438cm"/>
    </style:style>
    <style:style style:name="gr12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662cm" fo:min-width="2.667cm"/>
    </style:style>
    <style:style style:name="gr15" style:family="graphic" style:parent-style-name="standard">
      <style:graphic-properties svg:stroke-width="0.102cm" draw:marker-start="Square_20_45" draw:marker-start-width="0.254cm" draw:marker-end="Square_20_45" draw:marker-end-width="0.254cm" svg:stroke-opacity="80%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fo:min-height="1.905cm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draw:stroke="none" svg:stroke-color="#000000" draw:fill="none" draw:fill-color="#ffffff" fo:min-height="1.89cm"/>
    </style:style>
    <style:style style:name="gr20" style:family="graphic" style:parent-style-name="standard">
      <style:graphic-properties draw:stroke="none" svg:stroke-color="#000000" draw:fill="none" draw:fill-color="#ffffff" fo:min-height="2.54cm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svg:stroke-width="0.102cm" svg:stroke-color="#ff950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23ff23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02cm" svg:stroke-color="#dc23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ffffff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Bitstream Vera Sans Mono'" style:font-family-generic="swiss" style:font-pitch="fixed" fo:font-size="26pt" fo:text-shadow="1pt 1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text-indent="0cm"/>
      <style:text-properties fo:font-family="'Bitstream Vera Sans Mono'" style:font-family-generic="swiss" style:font-pitch="fixed" fo:font-size="16pt" style:font-size-asian="16pt" style:font-size-complex="16pt"/>
    </style:style>
    <style:style style:name="P5" style:family="paragraph">
      <style:paragraph-properties fo:margin-left="0cm" fo:margin-right="0cm" fo:text-indent="0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'Bitstream Vera Sans Mono'" style:font-family-generic="swiss" style:font-pitch="fixed" fo:font-size="26pt" fo:text-shadow="1pt 1pt" fo:font-weight="bold" style:font-size-asian="26pt" style:font-weight-asian="bold" style:font-size-complex="26pt" style:font-weight-complex="bold"/>
    </style:style>
    <style:style style:name="T2" style:family="text">
      <style:text-properties fo:font-family="'Bitstream Vera Sans Mono'" style:font-family-generic="swiss" style:font-pitch="fixed" fo:font-size="28pt" fo:text-shadow="1pt 1pt" fo:font-weight="bold" style:font-size-asian="28pt" style:font-weight-asian="bold" style:font-size-complex="28pt" style:font-weight-complex="bold"/>
    </style:style>
    <style:style style:name="T3" style:family="text">
      <style:text-properties fo:font-family="'Bitstream Vera Sans Mono'" style:font-family-generic="swiss" style:font-pitch="fixed" fo:font-size="16pt" style:font-size-asian="16pt" style:font-size-complex="16pt"/>
    </style:style>
    <style:style style:name="T4" style:family="text">
      <style:text-properties fo:font-family="'Bitstream Vera Sans Mono'" style:font-family-generic="swiss" style:font-pitch="fixed" fo:font-size="18pt" fo:text-shadow="1pt 1pt" fo:font-weight="bold" style:font-size-asian="18pt" style:font-weight-asian="bold" style:font-size-complex="18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Bitstream Vera Sans Mono'" style:font-family-generic="swiss" style:font-pitch="fixed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.27cm" svg:height="1.905cm" svg:x="16.875cm" svg:y="15.112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" draw:text-style-name="P1" draw:layer="layout" svg:width="1.27cm" svg:height="1.905cm" svg:x="14.335cm" svg:y="15.112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" draw:text-style-name="P1" draw:layer="layout" svg:width="1.27cm" svg:height="1.905cm" svg:x="19.415cm" svg:y="15.112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8.89cm" svg:height="4.445cm" svg:x="13.7cm" svg:y="8.762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3.175cm" svg:x="11.795cm" svg:y="9.397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3.175cm" svg:x="21.955cm" svg:y="9.397cm">
            <text:p text:style-name="P2"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.54cm" svg:height="1.52cm" svg:x="16.875cm" svg:y="9.147cm">
            <draw:text-box>
              <text:p text:style-name="P2"><text:span text:style-name="T1">API</text:span></text:p>
            </draw:text-box>
          </draw:frame>
          <draw:frame draw:style-name="gr6" draw:text-style-name="P3" draw:layer="layout" svg:width="2.54cm" svg:height="1.52cm" svg:x="16.875cm" svg:y="11.302cm">
            <draw:text-box>
              <text:p text:style-name="P2"><text:span text:style-name="T1">SPI</text:span></text:p>
            </draw:text-box>
          </draw:frame>
          <draw:line draw:style-name="gr7" draw:text-style-name="P1" draw:layer="layout" svg:x1="14.97cm" svg:y1="10.767cm" svg:x2="21.32cm" svg:y2="10.767cm">
            <text:p text:style-name="P2"/>
          </draw:line>
          <draw:custom-shape draw:style-name="gr8" draw:text-style-name="P1" draw:layer="layout" svg:width="1.27cm" svg:height="2.54cm" svg:x="14.97cm" svg:y="12.572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1" draw:layer="layout" svg:width="1.27cm" svg:height="2.54cm" svg:x="20.05cm" svg:y="12.572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1" draw:layer="layout" svg:width="1.27cm" svg:height="2.54cm" svg:x="17.51cm" svg:y="12.572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g>
            <draw:custom-shape draw:style-name="gr10" draw:text-style-name="P1" draw:layer="layout" svg:width="4.445cm" svg:height="3.81cm" svg:x="13.7cm" svg:y="2.27cm">
              <text:p text:style-name="P2"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11" draw:text-style-name="P3" draw:layer="layout" svg:width="2.54cm" svg:height="2.465cm" svg:x="14.335cm" svg:y="3.757cm">
              <draw:text-box>
                <text:p text:style-name="P2"><text:span text:style-name="T2">IDM</text:span></text:p>
                <text:p text:style-name="P2"><text:span text:style-name="T1"/></text:p>
              </draw:text-box>
            </draw:frame>
          </draw:g>
          <draw:custom-shape draw:style-name="gr12" draw:text-style-name="P1" draw:layer="layout" svg:width="4.445cm" svg:height="0.635cm" svg:x="13.7cm" svg:y="8.127cm">
            <text:p text:style-name="P2"/>
            <draw:enhanced-geometry svg:viewBox="0 0 21600 21600" draw:type="rectangle" draw:enhanced-path="M 0 0 L 21600 0 21600 21600 0 21600 0 0 Z N"/>
          </draw:custom-shape>
          <draw:frame draw:style-name="gr13" draw:text-style-name="P4" draw:layer="layout" svg:width="3.55cm" svg:height="0.903cm" svg:x="14.135cm" svg:y="8.027cm">
            <draw:text-box>
              <text:p text:style-name="P2"><text:span text:style-name="T3">Connapter</text:span></text:p>
            </draw:text-box>
          </draw:frame>
          <draw:g>
            <draw:custom-shape draw:style-name="gr10" draw:text-style-name="P1" draw:layer="layout" svg:width="4.445cm" svg:height="3.81cm" svg:x="19.415cm" svg:y="2.372cm">
              <text:p text:style-name="P2"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11" draw:text-style-name="P3" draw:layer="layout" svg:width="2.541cm" svg:height="2.792cm" svg:x="20.049cm" svg:y="3.583cm">
              <draw:text-box>
                <text:p text:style-name="P2"><text:span text:style-name="T4">Other Apps</text:span></text:p>
                <text:p text:style-name="P2"><text:span text:style-name="T1"/></text:p>
              </draw:text-box>
            </draw:frame>
          </draw:g>
          <draw:custom-shape draw:style-name="gr8" draw:text-style-name="P1" draw:layer="layout" svg:width="1.27cm" svg:height="3.175cm" svg:x="20.685cm" svg:y="5.587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4" draw:text-style-name="P4" draw:layer="layout" svg:width="3.181cm" svg:height="1.912cm" draw:transform="rotate (0.0150098315671484) translate (11.861cm 10.083cm)">
            <draw:text-box>
              <text:p text:style-name="P2"><text:span text:style-name="T3">Common Code</text:span></text:p>
            </draw:text-box>
          </draw:frame>
          <draw:frame draw:style-name="gr14" draw:text-style-name="P4" draw:layer="layout" svg:width="3.181cm" svg:height="1.912cm" draw:transform="rotate (0.0150098315671484) translate (21.821cm 10.038cm)">
            <draw:text-box>
              <text:p text:style-name="P2"><text:span text:style-name="T3">Objects &amp; Utils</text:span></text:p>
            </draw:text-box>
          </draw:frame>
          <draw:custom-shape draw:style-name="gr8" draw:text-style-name="P1" draw:layer="layout" svg:width="1.27cm" svg:height="2.54cm" svg:x="15.605cm" svg:y="5.587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g>
          <draw:g>
            <draw:custom-shape draw:style-name="gr10" draw:text-style-name="P1" draw:layer="layout" svg:width="4.445cm" svg:height="3.81cm" svg:x="4.075cm" svg:y="5.445cm">
              <text:p text:style-name="P2"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11" draw:text-style-name="P3" draw:layer="layout" svg:width="2.54cm" svg:height="2.465cm" svg:x="4.71cm" svg:y="6.932cm">
              <draw:text-box>
                <text:p text:style-name="P2"><text:span text:style-name="T2">IDM</text:span></text:p>
                <text:p text:style-name="P2"><text:span text:style-name="T1"/></text:p>
              </draw:text-box>
            </draw:frame>
          </draw:g>
          <draw:custom-shape draw:style-name="gr1" draw:text-style-name="P1" draw:layer="layout" svg:width="1.27cm" svg:height="1.905cm" svg:x="4.51cm" svg:y="11.837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" draw:text-style-name="P1" draw:layer="layout" svg:width="1.27cm" svg:height="1.905cm" svg:x="2.905cm" svg:y="11.837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" draw:text-style-name="P1" draw:layer="layout" svg:width="1.27cm" svg:height="1.905cm" svg:x="6.05cm" svg:y="11.837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9" draw:text-style-name="P1" draw:layer="layout" svg:width="1.27cm" svg:height="2.54cm" svg:x="5.01cm" svg:y="9.297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1" draw:layer="layout" svg:width="1.27cm" svg:height="2.54cm" svg:x="3.64cm" svg:y="9.297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1" draw:layer="layout" svg:width="1.27cm" svg:height="2.54cm" svg:x="6.415cm" svg:y="9.297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line draw:style-name="gr15" draw:text-style-name="P1" draw:layer="layout" svg:x1="10.225cm" svg:y1="2.57cm" svg:x2="10.225cm" svg:y2="19.08cm">
          <text:p text:style-name="P2"/>
        </draw:line>
        <draw:frame draw:style-name="gr16" draw:text-style-name="P2" draw:layer="layout" svg:width="7.62cm" svg:height="2.155cm" svg:x="1.635cm" svg:y="16.625cm">
          <draw:text-box>
            <text:p text:style-name="P2"/>
          </draw:text-box>
        </draw:frame>
        <draw:frame draw:style-name="gr16" draw:text-style-name="P2" draw:layer="layout" svg:width="7.62cm" svg:height="2.155cm" svg:x="1.635cm" svg:y="16.875cm">
          <draw:text-box>
            <text:p text:style-name="P2"/>
          </draw:text-box>
        </draw:frame>
        <draw:frame draw:style-name="gr6" draw:text-style-name="P2" draw:layer="layout" svg:width="6.985cm" svg:height="1.825cm" svg:x="2.37cm" svg:y="17.285cm">
          <draw:text-box>
            <text:p text:style-name="P2">Using built-in Resource Adapters</text:p>
          </draw:text-box>
        </draw:frame>
        <draw:frame draw:style-name="gr6" draw:text-style-name="P2" draw:layer="layout" svg:width="6.985cm" svg:height="1.52cm" svg:x="14.735cm" svg:y="17.79cm">
          <draw:text-box>
            <text:p text:style-name="P2">Using Connectors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7" draw:text-style-name="P1" draw:layer="layout" svg:width="9.525cm" svg:height="9.525cm" svg:x="8.62cm" svg:y="4.81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3.265cm" svg:y1="4.81cm" svg:x2="13.265cm" svg:y2="14.335cm">
          <text:p text:style-name="P2"/>
        </draw:line>
        <draw:frame draw:style-name="gr19" draw:text-style-name="P5" draw:layer="layout" svg:width="5.491cm" svg:height="2.14cm" draw:transform="rotate (0.0015707963267946) translate (9.455cm 5.039cm)">
          <draw:text-box>
            <text:p text:style-name="P2"><text:span text:style-name="T5">Framework Version</text:span></text:p>
          </draw:text-box>
        </draw:frame>
        <draw:frame draw:style-name="gr20" draw:text-style-name="P5" draw:layer="layout" svg:width="3.798cm" svg:height="2.79cm" draw:transform="rotate (0.0075049157835742) translate (13.991cm 4.995cm)">
          <draw:text-box>
            <text:p text:style-name="P2"><text:span text:style-name="T5">Connector Bundle Version</text:span></text:p>
          </draw:text-box>
        </draw:frame>
        <draw:custom-shape draw:style-name="gr21" draw:text-style-name="P1" draw:id="id1" draw:layer="layout" svg:width="1.905cm" svg:height="1.905cm" svg:x="7.35cm" svg:y="6.58cm">
          <text:p text:style-name="P6">1.0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id="id3" draw:layer="layout" svg:width="1.905cm" svg:height="1.905cm" svg:x="7.35cm" svg:y="9.12cm">
          <text:p text:style-name="P6">1.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id="id5" draw:layer="layout" svg:width="1.905cm" svg:height="1.905cm" svg:x="7.35cm" svg:y="11.66cm">
          <text:p text:style-name="P6">1.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id="id2" draw:layer="layout" svg:width="1.905cm" svg:height="1.905cm" svg:x="17.51cm" svg:y="6.58cm">
          <text:p text:style-name="P6">1.0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id="id4" draw:layer="layout" svg:width="1.905cm" svg:height="1.905cm" svg:x="17.51cm" svg:y="9.12cm">
          <text:p text:style-name="P6">1.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id="id6" draw:layer="layout" svg:width="1.905cm" svg:height="1.905cm" svg:x="17.51cm" svg:y="11.66cm">
          <text:p text:style-name="P6">1.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text-style-name="P7" draw:layer="layout" svg:width="10.795cm" svg:height="1.52cm" svg:x="8.22cm" svg:y="3.54cm">
          <draw:text-box>
            <text:p text:style-name="P2"><text:span text:style-name="T6">API/SPI Version Compatibility</text:span></text:p>
          </draw:text-box>
        </draw:frame>
        <draw:connector draw:style-name="gr22" draw:text-style-name="P1" draw:layer="layout" draw:type="lines" svg:x1="8.778cm" svg:y1="7.77cm" svg:x2="17.51cm" svg:y2="7.532cm" draw:start-shape="id1" draw:start-glue-point="8" draw:end-shape="id2" svg:d="m8778 7770h977l7254-238h501">
          <text:p text:style-name="P2"/>
        </draw:connector>
        <draw:connector draw:style-name="gr23" draw:text-style-name="P1" draw:layer="layout" draw:type="lines" svg:x1="8.778cm" svg:y1="10.31cm" svg:x2="17.51cm" svg:y2="10.31cm" draw:start-shape="id3" draw:start-glue-point="8" draw:end-shape="id4" draw:end-glue-point="6" svg:d="m8778 10310h977 7254 501">
          <text:p text:style-name="P2"/>
        </draw:connector>
        <draw:connector draw:style-name="gr24" draw:text-style-name="P1" draw:layer="layout" draw:type="lines" svg:x1="8.778cm" svg:y1="12.85cm" svg:x2="17.51cm" svg:y2="12.85cm" draw:start-shape="id5" draw:start-glue-point="8" draw:end-shape="id6" draw:end-glue-point="6" svg:d="m8778 12850h977 7254 501">
          <text:p text:style-name="P2"/>
        </draw:connector>
        <draw:connector draw:style-name="gr24" draw:text-style-name="P1" draw:layer="layout" draw:type="curve" svg:x1="8.778cm" svg:y1="12.85cm" svg:x2="17.51cm" svg:y2="10.31cm" draw:start-shape="id5" draw:start-glue-point="8" draw:end-shape="id4" draw:end-glue-point="6" svg:d="m8778 12850c6906 0 2540-2540 8732-2540">
          <text:p text:style-name="P2"/>
        </draw:connector>
        <draw:connector draw:style-name="gr24" draw:text-style-name="P1" draw:layer="layout" draw:type="curve" svg:x1="8.778cm" svg:y1="12.85cm" svg:x2="17.51cm" svg:y2="7.77cm" draw:start-shape="id5" draw:start-glue-point="8" draw:end-shape="id2" draw:end-glue-point="6" svg:d="m8778 12850c6906 0 2540-5080 8732-5080">
          <text:p text:style-name="P2"/>
        </draw:connector>
        <draw:connector draw:style-name="gr23" draw:text-style-name="P1" draw:layer="layout" draw:type="curve" svg:x1="8.778cm" svg:y1="10.31cm" svg:x2="17.51cm" svg:y2="7.77cm" draw:start-shape="id3" draw:start-glue-point="8" draw:end-shape="id2" draw:end-glue-point="6" svg:d="m8778 10310c6906 0 2540-2540 8732-2540">
          <text:p text:style-name="P2"/>
        </draw:connector>
      </draw:page>
      <draw:page draw:name="page3" draw:style-name="dp1" draw:master-page-name="Default">
        <office:forms form:automatic-focus="false" form:apply-design-mode="false"/>
        <draw:g>
          <draw:custom-shape draw:style-name="gr1" draw:text-style-name="P1" draw:layer="layout" svg:width="1.27cm" svg:height="1.905cm" svg:x="16.876cm" svg:y="15.112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" draw:text-style-name="P1" draw:layer="layout" svg:width="1.27cm" svg:height="1.905cm" svg:x="14.336cm" svg:y="15.112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" draw:text-style-name="P1" draw:layer="layout" svg:width="1.27cm" svg:height="1.905cm" svg:x="19.416cm" svg:y="15.112cm">
            <text:p text:style-name="P2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8.89cm" svg:height="4.445cm" svg:x="13.701cm" svg:y="8.762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3.175cm" svg:x="11.796cm" svg:y="9.397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3.175cm" svg:x="21.956cm" svg:y="9.397cm">
            <text:p text:style-name="P2"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.54cm" svg:height="1.52cm" svg:x="16.876cm" svg:y="9.147cm">
            <draw:text-box>
              <text:p text:style-name="P2"><text:span text:style-name="T1">API</text:span></text:p>
            </draw:text-box>
          </draw:frame>
          <draw:frame draw:style-name="gr6" draw:text-style-name="P3" draw:layer="layout" svg:width="2.54cm" svg:height="1.52cm" svg:x="16.876cm" svg:y="11.302cm">
            <draw:text-box>
              <text:p text:style-name="P2"><text:span text:style-name="T1">SPI</text:span></text:p>
            </draw:text-box>
          </draw:frame>
          <draw:line draw:style-name="gr7" draw:text-style-name="P1" draw:layer="layout" svg:x1="14.971cm" svg:y1="10.767cm" svg:x2="21.321cm" svg:y2="10.767cm">
            <text:p text:style-name="P2"/>
          </draw:line>
          <draw:custom-shape draw:style-name="gr8" draw:text-style-name="P1" draw:layer="layout" svg:width="1.27cm" svg:height="2.54cm" svg:x="14.971cm" svg:y="12.572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1" draw:layer="layout" svg:width="1.27cm" svg:height="2.54cm" svg:x="20.051cm" svg:y="12.572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1" draw:layer="layout" svg:width="1.27cm" svg:height="2.54cm" svg:x="17.511cm" svg:y="12.572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g>
            <draw:custom-shape draw:style-name="gr10" draw:text-style-name="P1" draw:layer="layout" svg:width="6.35cm" svg:height="3.81cm" svg:x="15.235cm" svg:y="2.87cm">
              <text:p text:style-name="P2"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25" draw:text-style-name="P3" draw:layer="layout" svg:width="6.985cm" svg:height="2.96cm" svg:x="14.6cm" svg:y="4.275cm">
              <draw:text-box>
                <text:p text:style-name="P6"><text:span text:style-name="T7">Provisioning </text:span></text:p>
                <text:p text:style-name="P6"><text:span text:style-name="T7">Engine</text:span></text:p>
                <text:p text:style-name="P2"><text:span text:style-name="T1"/></text:p>
              </draw:text-box>
            </draw:frame>
          </draw:g>
          <draw:custom-shape draw:style-name="gr8" draw:text-style-name="P1" draw:layer="layout" svg:width="1.27cm" svg:height="2.34cm" svg:x="17.51cm" svg:y="6.715cm">
            <text:p text:style-name="P2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4" draw:text-style-name="P4" draw:layer="layout" svg:width="3.181cm" svg:height="1.912cm" draw:transform="rotate (0.0150098315671484) translate (11.862cm 10.083cm)">
            <draw:text-box>
              <text:p text:style-name="P2"><text:span text:style-name="T3">Common Code</text:span></text:p>
            </draw:text-box>
          </draw:frame>
          <draw:frame draw:style-name="gr14" draw:text-style-name="P4" draw:layer="layout" svg:width="3.181cm" svg:height="1.912cm" draw:transform="rotate (0.0150098315671484) translate (21.822cm 10.038cm)">
            <draw:text-box>
              <text:p text:style-name="P2"><text:span text:style-name="T3">Objects &amp; Utils</text:span></text:p>
            </draw:text-box>
          </draw:frame>
        </draw:g>
        <draw:frame draw:style-name="gr16" draw:text-style-name="P2" draw:layer="layout" svg:width="7.62cm" svg:height="2.155cm" svg:x="1.636cm" svg:y="16.625cm">
          <draw:text-box>
            <text:p text:style-name="P2"/>
          </draw:text-box>
        </draw:frame>
        <draw:frame draw:style-name="gr16" draw:text-style-name="P2" draw:layer="layout" svg:width="7.62cm" svg:height="2.155cm" svg:x="1.636cm" svg:y="16.875cm">
          <draw:text-box>
            <text:p text:style-name="P2"/>
          </draw:text-box>
        </draw:frame>
        <draw:frame draw:style-name="gr6" draw:text-style-name="P2" draw:layer="layout" svg:width="6.985cm" svg:height="1.52cm" svg:x="14.736cm" svg:y="17.79cm">
          <draw:text-box>
            <text:p text:style-name="P2">Using Connec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3333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revor</meta:initial-creator>
    <meta:creation-date>2008-07-24T14:01:54</meta:creation-date>
    <dc:creator>Trevor Thompson</dc:creator>
    <dc:date>2009-03-02T10:50:16</dc:date>
    <meta:editing-cycles>7</meta:editing-cycles>
    <meta:editing-duration>PT50M24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